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98ea" officeooo:paragraph-rsid="000a98ea"/>
    </style:style>
    <style:style style:name="P2" style:family="paragraph" style:parent-style-name="Standard">
      <style:paragraph-properties fo:text-align="start" style:justify-single-word="false"/>
      <style:text-properties officeooo:rsid="000a98ea" officeooo:paragraph-rsid="000a98ea"/>
    </style:style>
    <style:style style:name="P3" style:family="paragraph" style:parent-style-name="Standard">
      <style:paragraph-properties fo:text-align="start" style:justify-single-word="false"/>
      <style:text-properties officeooo:rsid="000a98ea" officeooo:paragraph-rsid="002a812a"/>
    </style:style>
    <style:style style:name="P4" style:family="paragraph" style:parent-style-name="Standard">
      <style:paragraph-properties fo:text-align="start" style:justify-single-word="false"/>
      <style:text-properties officeooo:rsid="0023b7d8" officeooo:paragraph-rsid="0023b7d8"/>
    </style:style>
    <style:style style:name="P5" style:family="paragraph" style:parent-style-name="Standard">
      <style:paragraph-properties fo:text-align="start" style:justify-single-word="false"/>
      <style:text-properties officeooo:paragraph-rsid="0023b7d8"/>
    </style:style>
    <style:style style:name="P6" style:family="paragraph" style:parent-style-name="Standard">
      <style:paragraph-properties fo:text-align="start" style:justify-single-word="false"/>
      <style:text-properties officeooo:paragraph-rsid="000a98ea"/>
    </style:style>
    <style:style style:name="P7" style:family="paragraph" style:parent-style-name="Standard">
      <style:paragraph-properties fo:text-align="start" style:justify-single-word="false"/>
      <style:text-properties officeooo:rsid="002a812a" officeooo:paragraph-rsid="002a812a"/>
    </style:style>
    <style:style style:name="P8" style:family="paragraph" style:parent-style-name="Standard">
      <style:paragraph-properties fo:text-align="start" style:justify-single-word="false"/>
      <style:text-properties officeooo:rsid="002a812a" officeooo:paragraph-rsid="002e78ca"/>
    </style:style>
    <style:style style:name="P9" style:family="paragraph" style:parent-style-name="Standard">
      <style:paragraph-properties fo:text-align="start" style:justify-single-word="false"/>
      <style:text-properties officeooo:rsid="002a812a" officeooo:paragraph-rsid="002fd0a0"/>
    </style:style>
    <style:style style:name="P10" style:family="paragraph" style:parent-style-name="Standard">
      <style:paragraph-properties fo:text-align="start" style:justify-single-word="false"/>
      <style:text-properties officeooo:rsid="002aaee5" officeooo:paragraph-rsid="002aaee5"/>
    </style:style>
    <style:style style:name="P11" style:family="paragraph" style:parent-style-name="Standard">
      <style:paragraph-properties fo:text-align="start" style:justify-single-word="false"/>
      <style:text-properties officeooo:rsid="002c5da2" officeooo:paragraph-rsid="002c5da2"/>
    </style:style>
    <style:style style:name="T1" style:family="text">
      <style:text-properties officeooo:rsid="0023b7d8"/>
    </style:style>
    <style:style style:name="T2" style:family="text">
      <style:text-properties officeooo:rsid="0024957b"/>
    </style:style>
    <style:style style:name="T3" style:family="text">
      <style:text-properties officeooo:rsid="0027c76c"/>
    </style:style>
    <style:style style:name="T4" style:family="text">
      <style:text-properties officeooo:rsid="0028e0f3"/>
    </style:style>
    <style:style style:name="T5" style:family="text">
      <style:text-properties officeooo:rsid="00292f9d"/>
    </style:style>
    <style:style style:name="T6" style:family="text">
      <style:text-properties officeooo:rsid="002a812a"/>
    </style:style>
    <style:style style:name="T7" style:family="text">
      <style:text-properties officeooo:rsid="002aaee5"/>
    </style:style>
    <style:style style:name="T8" style:family="text">
      <style:text-properties officeooo:rsid="000a98ea"/>
    </style:style>
    <style:style style:name="T9" style:family="text">
      <style:text-properties officeooo:rsid="002e78ca"/>
    </style:style>
    <style:style style:name="T10" style:family="text">
      <style:text-properties officeooo:rsid="002fd0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품사 고려 알고리즘을 통한 CoSDA-ML의 감성분류 성능 제고</text:p>
      <text:p text:style-name="P1"/>
      <text:p text:style-name="P2"/>
      <text:p text:style-name="P2"/>
      <text:p text:style-name="P4">1<text:tab/>서론</text:p>
      <text:p text:style-name="P4"/>
      <text:p text:style-name="P4">- 개요 : NLP 연구와 Low-Resource Language 연구를 위한 노력을 간략히 소개한다.</text:p>
      <text:p text:style-name="P10"/>
      <text:p text:style-name="P5"><text:span text:style-name="T1">- 연구 배경 및 주제 : CoSDA-ML이 등장하게 된 배경을 소개하고, 감성분류에서 품사의 역할이 중요함을 밝힌다. 이 둘을 융합함으로써 감성분류의 성능을 제고할 수 있음을 제시한다.</text:span></text:p>
      <text:p text:style-name="P4"><text:s/></text:p>
      <text:p text:style-name="P4">- 연구 목표 : <text:span text:style-name="T2">POS-Aware 알고리즘을 통해 </text:span>Code Switching Data Augmentation – <text:span text:style-name="T4">Language Transfer Learning</text:span> 분야의 감성분류 성능을 제고한다.</text:p>
      <text:p text:style-name="P11"/>
      <text:p text:style-name="P11"/>
      <text:p text:style-name="P4">2<text:tab/>배경지식</text:p>
      <text:p text:style-name="P4"/>
      <text:p text:style-name="P5"><text:span text:style-name="T1">- </text:span><text:span text:style-name="T3">mBERT와 XLM : 언어 모델의 개념과, multi-langauge 언어 모델의 등장 및 학습 방법을 간단히 소개한다.</text:span></text:p>
      <text:p text:style-name="P5"/>
      <text:p text:style-name="P5">- <text:span text:style-name="T4">CoSDA-ML : 언어 전이 학습과 데이터 증강을 간략히 소개한 뒤, CoSDA-ML의 알고리즘과 성능을 소개한다.</text:span></text:p>
      <text:p text:style-name="P5"/>
      <text:p text:style-name="P5">- 감성분류에서의 품사의 중요성 : 감성분류 시, 몇몇 품사들은 다른 품사보다 더 높은 <text:span text:style-name="T5">weight을 지닌다는 연구 결과를 소개한다.</text:span></text:p>
      <text:p text:style-name="P2"/>
      <text:p text:style-name="P7"/>
      <text:p text:style-name="P7">3<text:tab/>방법</text:p>
      <text:p text:style-name="P3"/>
      <text:p text:style-name="P3">- 알고리즘 소개 : <text:span text:style-name="T6">CoSDA-ML의 알고리즘 기술과 비슷한 방식으로 pseudo-algorithm을 보이고, 그를 설명한다.</text:span></text:p>
      <text:p text:style-name="P3"/>
      <text:p text:style-name="P3">- 데이터 추가 : 기존 <text:span text:style-name="T6">CoSDA-ML의 test set을 보완하였음을 설명한다.</text:span></text:p>
      <text:p text:style-name="P3"/>
      <text:p text:style-name="P3">- 태스크 소개 : 감성분류가 무엇인지, 어떤 데이터를 사용했는지를 밝힌다. <text:span text:style-name="T6">Baseline은 여기서 밝힌다.</text:span></text:p>
      <text:p text:style-name="P3"/>
      <text:p text:style-name="P3"/>
      <text:p text:style-name="P7">4<text:tab/>실험</text:p>
      <text:p text:style-name="P7"/>
      <text:p text:style-name="P7">- 학습 환경 및 config : 구체적인 학습 환경과 config 설정들을 제시한다.</text:p>
      <text:p text:style-name="P7"/>
      <text:p text:style-name="P7">- 결과 : 스페인어, 카탈루냐어, 바스크어에 대해</text:p>
      <text:p text:style-name="P7"><text:tab/><text:tab/><text:span text:style-name="T9">&lt;기존 데이터셋&gt; </text:span>[mBERT] BASE | PA-A | PA-B | PA-C</text:p>
      <text:p text:style-name="P8"><text:span text:style-name="T9"><text:tab/><text:tab/>&lt;추가 데이터셋&gt; </text:span>[mBERT] BASE | PA-A | PA-B | PA-C</text:p>
      <text:p text:style-name="P7"><text:tab/><text:tab/><text:span text:style-name="T9">&lt;기존 데이터셋&gt;</text:span>[XLM] BASE | PA-A | PA-B | PA-C</text:p>
      <text:p text:style-name="P8"><text:tab/><text:tab/><text:span text:style-name="T9">&lt;기존 데이터셋&gt;</text:span>[XLM] BASE | PA-A | PA-B | PA-C </text:p>
      <text:p text:style-name="P7"><text:tab/><text:tab/>결과를 제시한다.</text:p>
      <text:p text:style-name="P8"><text:soft-page-break/>- 분석 :</text:p>
      <text:p text:style-name="P8"><text:span text:style-name="T9"><text:tab/>[mBERT] </text:span>대부분의 경우에서 성능 상승이 확인되었으며, A / B / C 군 (형용사+부사+동사 / 형용사+부사 / 형용사만)에 따른 성능 차이는 거의 발견되지 않았음을 밝힌다.</text:p>
      <text:p text:style-name="P9"><text:tab/><text:span text:style-name="T10">[XLM] </text:span>대부분의 경우에서 성능 상승이 확인되었음을 밝히고, <text:span text:style-name="T10">언어 모델에서 학습된 바 없는, 이른바 Truly-Low-Resource-Langauge 언어에 대한 학습 효과가 증명된 것(카탈루냐어와 바스크어는 XLM 모델에 포함된 언어가 아니었다.)임을 밝힌다.</text:span></text:p>
      <text:p text:style-name="P3"/>
      <text:p text:style-name="P3"/>
      <text:p text:style-name="P7">5<text:tab/>결론</text:p>
      <text:p text:style-name="P7"/>
      <text:p text:style-name="P2">- 의의 : 해당 방법은 <text:span text:style-name="T7">Low-Resource Language의 데이터를 추가로 요하지 않음에도 성능을 제고하였다는 점을 밝힌다.</text:span></text:p>
      <text:p text:style-name="P2"/>
      <text:p text:style-name="P6"><text:span text:style-name="T8">- 후속 연구 가능성 : 언어 모델 교체,</text:span><text:span text:style-name="T7"> </text:span><text:span text:style-name="T8">영어와 거리가 먼 </text:span><text:span text:style-name="T7">Low-Resource Language에의 적용 가능성을 제시한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2:18:01.600561118</meta:creation-date>
    <dc:date>2022-01-24T22:34:58.391538276</dc:date>
    <meta:editing-duration>PT1H53M29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766" meta:character-count="1379" meta:non-whitespace-character-count="1089"/>
  </office:meta>
</office:document-meta>
</file>